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ans" fo:font-size="12pt" officeooo:rsid="0006b57a" officeooo:paragraph-rsid="0006b57a" style:font-size-asian="12pt" style:font-size-complex="12pt"/>
    </style:style>
    <style:style style:name="P2" style:family="paragraph" style:parent-style-name="Standard">
      <style:text-properties style:font-name="Liberation Sans" fo:font-size="12pt" fo:language="ca" fo:country="ES" officeooo:rsid="0006b57a" officeooo:paragraph-rsid="0006b57a" style:font-size-asian="12pt" style:font-size-complex="12pt"/>
    </style:style>
    <style:style style:name="P3" style:family="paragraph" style:parent-style-name="Standard">
      <style:text-properties style:font-name="Liberation Sans" fo:font-size="12pt" fo:language="ca" fo:country="ES" officeooo:rsid="0006e4bb" officeooo:paragraph-rsid="0006e4bb" style:font-size-asian="12pt" style:font-size-complex="12pt"/>
    </style:style>
    <style:style style:name="P4" style:family="paragraph" style:parent-style-name="Standard">
      <style:text-properties style:font-name="Liberation Sans" fo:font-size="12pt" fo:language="ca" fo:country="ES" officeooo:rsid="000731c6" officeooo:paragraph-rsid="000731c6" style:font-size-asian="12pt" style:font-size-complex="12pt"/>
    </style:style>
    <style:style style:name="P5" style:family="paragraph" style:parent-style-name="Standard">
      <style:text-properties style:font-name="Liberation Sans" fo:font-size="12pt" fo:language="ca" fo:country="ES" officeooo:rsid="000bd87c" officeooo:paragraph-rsid="000bd87c" style:font-size-asian="12pt" style:font-size-complex="12pt"/>
    </style:style>
    <style:style style:name="P6" style:family="paragraph" style:parent-style-name="Standard">
      <style:text-properties style:font-name="Liberation Sans" fo:font-size="12pt" fo:language="ca" fo:country="ES" officeooo:rsid="000da4e3" officeooo:paragraph-rsid="000da4e3" style:font-size-asian="12pt" style:font-size-complex="12pt"/>
    </style:style>
    <style:style style:name="P7" style:family="paragraph" style:parent-style-name="Standard">
      <style:text-properties style:font-name="Liberation Sans" fo:font-size="12pt" fo:language="ca" fo:country="ES" officeooo:rsid="000da4e3" officeooo:paragraph-rsid="000e6a6d" style:font-size-asian="12pt" style:font-size-complex="12pt"/>
    </style:style>
    <style:style style:name="P8" style:family="paragraph" style:parent-style-name="Standard">
      <style:text-properties style:font-name="Liberation Sans" fo:font-size="12pt" fo:language="ca" fo:country="ES" officeooo:rsid="000e6a6d" officeooo:paragraph-rsid="000e6a6d" style:font-size-asian="12pt" style:font-size-complex="12pt"/>
    </style:style>
    <style:style style:name="P9" style:family="paragraph" style:parent-style-name="Standard">
      <style:text-properties style:font-name="Liberation Sans" fo:font-size="12pt" fo:language="ca" fo:country="ES" officeooo:rsid="00105b49" officeooo:paragraph-rsid="00105b49" style:font-size-asian="12pt" style:font-size-complex="12pt"/>
    </style:style>
    <style:style style:name="P10" style:family="paragraph" style:parent-style-name="Standard">
      <style:text-properties style:font-name="Liberation Sans" fo:font-size="12pt" fo:language="ca" fo:country="ES" officeooo:rsid="00105b49" officeooo:paragraph-rsid="0011fb06" style:font-size-asian="12pt" style:font-size-complex="12pt"/>
    </style:style>
    <style:style style:name="P11" style:family="paragraph" style:parent-style-name="Standard">
      <style:text-properties style:font-name="Liberation Sans" fo:font-size="12pt" fo:language="ca" fo:country="ES" officeooo:rsid="0011fb06" officeooo:paragraph-rsid="0011fb06" style:font-size-asian="12pt" style:font-size-complex="12pt"/>
    </style:style>
    <style:style style:name="P12" style:family="paragraph" style:parent-style-name="Standard">
      <style:text-properties style:font-name="Liberation Sans" fo:font-size="12pt" fo:language="ca" fo:country="ES" officeooo:rsid="0014944a" officeooo:paragraph-rsid="0014944a" style:font-size-asian="12pt" style:font-size-complex="12pt"/>
    </style:style>
    <style:style style:name="P13" style:family="paragraph" style:parent-style-name="Standard">
      <style:text-properties style:font-name="Liberation Sans" fo:font-size="12pt" fo:language="ca" fo:country="ES" officeooo:rsid="001869ec" officeooo:paragraph-rsid="001869ec" style:font-size-asian="12pt" style:font-size-complex="12pt"/>
    </style:style>
    <style:style style:name="P14" style:family="paragraph" style:parent-style-name="Standard">
      <style:text-properties style:font-name="Liberation Sans" fo:font-size="12pt" fo:language="ca" fo:country="ES" officeooo:rsid="001cca61" officeooo:paragraph-rsid="001cca61" style:font-size-asian="12pt" style:font-size-complex="12pt"/>
    </style:style>
    <style:style style:name="P15" style:family="paragraph" style:parent-style-name="Standard">
      <style:text-properties style:font-name="Liberation Sans" fo:font-size="12pt" fo:language="ca" fo:country="ES" officeooo:rsid="0020ab2f" officeooo:paragraph-rsid="0020ab2f" style:font-size-asian="12pt" style:font-size-complex="12pt"/>
    </style:style>
    <style:style style:name="P16" style:family="paragraph" style:parent-style-name="Standard">
      <style:text-properties style:font-name="Liberation Sans" fo:language="ca" fo:country="ES" officeooo:rsid="0006b57a" officeooo:paragraph-rsid="0006b57a"/>
    </style:style>
    <style:style style:name="P17" style:family="paragraph" style:parent-style-name="Standard">
      <style:text-properties officeooo:paragraph-rsid="0011fb06"/>
    </style:style>
    <style:style style:name="P18" style:family="paragraph" style:parent-style-name="Standard">
      <style:text-properties officeooo:paragraph-rsid="00151076"/>
    </style:style>
    <style:style style:name="P19" style:family="paragraph" style:parent-style-name="Standard">
      <style:text-properties officeooo:rsid="00151076" officeooo:paragraph-rsid="00151076"/>
    </style:style>
    <style:style style:name="P20" style:family="paragraph" style:parent-style-name="Standard">
      <style:text-properties officeooo:rsid="0016d8dd" officeooo:paragraph-rsid="0016d8dd"/>
    </style:style>
    <style:style style:name="P21" style:family="paragraph" style:parent-style-name="Standard">
      <style:text-properties officeooo:paragraph-rsid="0016d8dd"/>
    </style:style>
    <style:style style:name="P22" style:family="paragraph" style:parent-style-name="Standard">
      <style:text-properties officeooo:rsid="0017a1f3" officeooo:paragraph-rsid="0017a1f3"/>
    </style:style>
    <style:style style:name="P23" style:family="paragraph" style:parent-style-name="Standard">
      <style:text-properties officeooo:paragraph-rsid="0017a1f3"/>
    </style:style>
    <style:style style:name="P24" style:family="paragraph" style:parent-style-name="Standard">
      <style:text-properties officeooo:paragraph-rsid="001869ec"/>
    </style:style>
    <style:style style:name="P25" style:family="paragraph" style:parent-style-name="Standard">
      <style:text-properties officeooo:paragraph-rsid="00191a79"/>
    </style:style>
    <style:style style:name="P26" style:family="paragraph" style:parent-style-name="Standard">
      <style:text-properties officeooo:rsid="001adcb3" officeooo:paragraph-rsid="001adcb3"/>
    </style:style>
    <style:style style:name="P27" style:family="paragraph" style:parent-style-name="Standard">
      <style:text-properties officeooo:rsid="001c6e8d" officeooo:paragraph-rsid="001c6e8d"/>
    </style:style>
    <style:style style:name="P28" style:family="paragraph" style:parent-style-name="Standard">
      <style:text-properties officeooo:rsid="001cca61" officeooo:paragraph-rsid="001cca61"/>
    </style:style>
    <style:style style:name="P29" style:family="paragraph" style:parent-style-name="Standard">
      <style:text-properties style:font-name="Liberation Sans" fo:font-size="12pt" fo:language="ca" fo:country="ES" officeooo:rsid="000e6a6d" officeooo:paragraph-rsid="000e6a6d" style:font-size-asian="12pt" style:font-size-complex="12pt"/>
    </style:style>
    <style:style style:name="P30" style:family="paragraph" style:parent-style-name="Standard">
      <style:text-properties style:font-name="Liberation Sans" fo:font-size="12pt" fo:language="ca" fo:country="ES" officeooo:rsid="0011fb06" officeooo:paragraph-rsid="0011fb06" style:font-size-asian="12pt" style:font-size-complex="12pt"/>
    </style:style>
    <style:style style:name="P31" style:family="paragraph" style:parent-style-name="Standard">
      <style:text-properties style:font-name="Liberation Sans" fo:font-size="12pt" fo:language="ca" fo:country="ES" officeooo:rsid="001adcb3" officeooo:paragraph-rsid="001adcb3" style:font-size-asian="12pt" style:font-size-complex="12pt"/>
    </style:style>
    <style:style style:name="P32" style:family="paragraph" style:parent-style-name="Standard">
      <style:text-properties style:font-name="Liberation Sans" fo:font-size="12pt" fo:language="ca" fo:country="ES" officeooo:rsid="00191a79" officeooo:paragraph-rsid="00191a79" style:font-size-asian="12pt" style:font-size-complex="12pt"/>
    </style:style>
    <style:style style:name="P33" style:family="paragraph" style:parent-style-name="Standard">
      <style:text-properties style:font-name="Liberation Sans" fo:font-size="12pt" fo:language="ca" fo:country="ES" officeooo:rsid="00191a79" officeooo:paragraph-rsid="001cca61" style:font-size-asian="12pt" style:font-size-complex="12pt"/>
    </style:style>
    <style:style style:name="P34" style:family="paragraph" style:parent-style-name="Standard">
      <style:text-properties style:font-name="Liberation Sans" fo:font-size="12pt" fo:language="ca" fo:country="ES" officeooo:rsid="001cca61" officeooo:paragraph-rsid="001cca61" style:font-size-asian="12pt" style:font-size-complex="12pt"/>
    </style:style>
    <style:style style:name="P35" style:family="paragraph" style:parent-style-name="Standard">
      <style:text-properties style:font-name="Liberation Sans" fo:font-size="12pt" fo:language="ca" fo:country="ES" officeooo:rsid="0020ab2f" officeooo:paragraph-rsid="0020ab2f" style:font-size-asian="12pt" style:font-size-complex="12pt"/>
    </style:style>
    <style:style style:name="P36" style:family="paragraph" style:parent-style-name="Standard">
      <style:text-properties style:font-name="Liberation Sans" fo:font-size="12pt" fo:language="ca" fo:country="ES" officeooo:rsid="0024dee5" officeooo:paragraph-rsid="0024dee5" style:font-size-asian="12pt" style:font-size-complex="12pt"/>
    </style:style>
    <style:style style:name="P37" style:family="paragraph" style:parent-style-name="Standard">
      <style:text-properties style:font-name="Liberation Sans" fo:font-size="12pt" fo:language="ca" fo:country="ES" officeooo:rsid="002565ea" officeooo:paragraph-rsid="002565ea" style:font-size-asian="12pt" style:font-size-complex="12pt"/>
    </style:style>
    <style:style style:name="P38" style:family="paragraph" style:parent-style-name="Standard">
      <style:text-properties style:font-name="Liberation Sans" fo:font-size="12pt" fo:language="ca" fo:country="ES" officeooo:rsid="00105b49" officeooo:paragraph-rsid="0011fb06" style:font-size-asian="12pt" style:font-size-complex="12pt"/>
    </style:style>
    <style:style style:name="P39" style:family="paragraph" style:parent-style-name="Standard">
      <style:text-properties style:font-name="Liberation Sans" fo:font-size="12pt" fo:language="ca" fo:country="ES" officeooo:rsid="00105b49" officeooo:paragraph-rsid="00105b49" style:font-size-asian="12pt" style:font-size-complex="12pt"/>
    </style:style>
    <style:style style:name="P40" style:family="paragraph" style:parent-style-name="Standard">
      <style:text-properties style:font-name="Liberation Sans" fo:font-size="12pt" fo:language="ca" fo:country="ES" officeooo:rsid="000bd87c" officeooo:paragraph-rsid="000bd87c" style:font-size-asian="12pt" style:font-size-complex="12pt"/>
    </style:style>
    <style:style style:name="P41" style:family="paragraph" style:parent-style-name="Standard">
      <style:text-properties style:font-name="Liberation Sans" fo:font-size="12pt" officeooo:rsid="0011fb06" officeooo:paragraph-rsid="0011fb06" style:font-size-asian="12pt" style:font-size-complex="12pt"/>
    </style:style>
    <style:style style:name="P42" style:family="paragraph" style:parent-style-name="Standard">
      <style:text-properties style:font-name="Liberation Sans" fo:font-size="12pt" officeooo:paragraph-rsid="00151076" style:font-size-asian="12pt" style:font-size-complex="12pt"/>
    </style:style>
    <style:style style:name="P43" style:family="paragraph" style:parent-style-name="Standard">
      <style:text-properties style:font-name="Liberation Sans" fo:font-size="12pt" officeooo:rsid="00151076" officeooo:paragraph-rsid="00151076" style:font-size-asian="12pt" style:font-size-complex="12pt"/>
    </style:style>
    <style:style style:name="P44" style:family="paragraph" style:parent-style-name="Standard">
      <style:text-properties style:font-name="Liberation Sans" fo:font-size="12pt" officeooo:rsid="0016d8dd" officeooo:paragraph-rsid="0016d8dd" style:font-size-asian="12pt" style:font-size-complex="12pt"/>
    </style:style>
    <style:style style:name="P45" style:family="paragraph" style:parent-style-name="Standard">
      <style:text-properties style:font-name="Liberation Sans" fo:font-size="12pt" officeooo:rsid="0017a1f3" officeooo:paragraph-rsid="0017a1f3" style:font-size-asian="12pt" style:font-size-complex="12pt"/>
    </style:style>
    <style:style style:name="P46" style:family="paragraph" style:parent-style-name="Standard">
      <style:text-properties style:font-name="Liberation Sans" fo:font-size="12pt" officeooo:rsid="001869ec" officeooo:paragraph-rsid="0017a1f3" style:font-size-asian="12pt" style:font-size-complex="12pt"/>
    </style:style>
    <style:style style:name="P47" style:family="paragraph" style:parent-style-name="Standard">
      <style:text-properties style:font-name="Liberation Sans" fo:font-size="12pt" officeooo:rsid="001869ec" officeooo:paragraph-rsid="001869ec" style:font-size-asian="12pt" style:font-size-complex="12pt"/>
    </style:style>
    <style:style style:name="P48" style:family="paragraph" style:parent-style-name="Standard">
      <style:text-properties style:font-name="Liberation Sans" fo:font-size="12pt" officeooo:rsid="001cca61" officeooo:paragraph-rsid="001cca61" style:font-size-asian="12pt" style:font-size-complex="12pt"/>
    </style:style>
    <style:style style:name="P49" style:family="paragraph" style:parent-style-name="Standard">
      <style:text-properties style:font-name="Liberation Sans" fo:font-size="12pt" officeooo:paragraph-rsid="00191a79" style:font-size-asian="12pt" style:font-size-complex="12pt"/>
    </style:style>
    <style:style style:name="P50" style:family="paragraph" style:parent-style-name="Standard">
      <style:text-properties officeooo:paragraph-rsid="0011fb06"/>
    </style:style>
    <style:style style:name="P51" style:family="paragraph" style:parent-style-name="Standard">
      <style:text-properties officeooo:paragraph-rsid="00191a79"/>
    </style:style>
    <style:style style:name="T1" style:family="text">
      <style:text-properties officeooo:rsid="000731c6"/>
    </style:style>
    <style:style style:name="T2" style:family="text">
      <style:text-properties fo:language="ca" fo:country="ES"/>
    </style:style>
    <style:style style:name="T3" style:family="text">
      <style:text-properties officeooo:rsid="000bd87c"/>
    </style:style>
    <style:style style:name="T4" style:family="text">
      <style:text-properties officeooo:rsid="000da4e3"/>
    </style:style>
    <style:style style:name="T5" style:family="text">
      <style:text-properties officeooo:rsid="000e6a6d"/>
    </style:style>
    <style:style style:name="T6" style:family="text">
      <style:text-properties officeooo:rsid="0011fb06"/>
    </style:style>
    <style:style style:name="T7" style:family="text">
      <style:text-properties fo:font-weight="normal" style:font-weight-asian="normal" style:font-weight-complex="normal"/>
    </style:style>
    <style:style style:name="T8" style:family="text">
      <style:text-properties style:font-name="Liberation Sans" fo:font-size="12pt" fo:language="ca" fo:country="ES" style:font-size-asian="12pt" style:font-size-complex="12pt"/>
    </style:style>
    <style:style style:name="T9" style:family="text">
      <style:text-properties style:font-name="Liberation Sans" fo:font-size="12pt" fo:language="ca" fo:country="ES" officeooo:rsid="0011fb06" style:font-size-asian="12pt" style:font-size-complex="12pt"/>
    </style:style>
    <style:style style:name="T10" style:family="text">
      <style:text-properties style:font-name="Liberation Sans" fo:font-size="12pt" fo:language="ca" fo:country="ES" officeooo:rsid="00151076" style:font-size-asian="12pt" style:font-size-complex="12pt"/>
    </style:style>
    <style:style style:name="T11" style:family="text">
      <style:text-properties style:font-name="Liberation Sans" fo:font-size="12pt" fo:language="ca" fo:country="ES" officeooo:rsid="001869ec" style:font-size-asian="12pt" style:font-size-complex="12pt"/>
    </style:style>
    <style:style style:name="T12" style:family="text">
      <style:text-properties style:font-name="Liberation Sans" fo:font-size="12pt" fo:language="ca" fo:country="ES" officeooo:rsid="00191a79" style:font-size-asian="12pt" style:font-size-complex="12pt"/>
    </style:style>
    <style:style style:name="T13" style:family="text">
      <style:text-properties style:font-name="Liberation Sans" fo:font-size="12pt" fo:language="ca" fo:country="ES" officeooo:rsid="001adcb3" style:font-size-asian="12pt" style:font-size-complex="12pt"/>
    </style:style>
    <style:style style:name="T14" style:family="text">
      <style:text-properties style:font-name="Liberation Sans" fo:font-size="12pt" fo:language="ca" fo:country="ES" officeooo:rsid="001c6e8d" style:font-size-asian="12pt" style:font-size-complex="12pt"/>
    </style:style>
    <style:style style:name="T15" style:family="text">
      <style:text-properties style:font-name="Liberation Sans" fo:font-size="12pt" fo:language="ca" fo:country="ES" officeooo:rsid="001cca61" style:font-size-asian="12pt" style:font-size-complex="12pt"/>
    </style:style>
    <style:style style:name="T16" style:family="text">
      <style:text-properties style:font-name="Liberation Sans" fo:font-size="12pt" fo:language="ca" fo:country="ES" officeooo:rsid="001eb13d" style:font-size-asian="12pt" style:font-size-complex="12pt"/>
    </style:style>
    <style:style style:name="T17" style:family="text">
      <style:text-properties style:font-name="Liberation Sans" fo:font-size="12pt" fo:language="ca" fo:country="ES" officeooo:rsid="0020ab2f" style:font-size-asian="12pt" style:font-size-complex="12pt"/>
    </style:style>
    <style:style style:name="T18" style:family="text">
      <style:text-properties style:font-name="Liberation Sans" fo:font-size="12pt" style:font-size-asian="12pt" style:font-size-complex="12pt"/>
    </style:style>
    <style:style style:name="T19" style:family="text">
      <style:text-properties style:font-name="Liberation Sans" fo:font-size="12pt" officeooo:rsid="00151076" style:font-size-asian="12pt" style:font-size-complex="12pt"/>
    </style:style>
    <style:style style:name="T20" style:family="text">
      <style:text-properties style:font-name="Liberation Sans" fo:font-size="12pt" officeooo:rsid="0016d8dd" style:font-size-asian="12pt" style:font-size-complex="12pt"/>
    </style:style>
    <style:style style:name="T21" style:family="text">
      <style:text-properties style:font-name="Liberation Sans" fo:font-size="12pt" officeooo:rsid="0017a1f3" style:font-size-asian="12pt" style:font-size-complex="12pt"/>
    </style:style>
    <style:style style:name="T22" style:family="text">
      <style:text-properties style:font-name="Liberation Sans" fo:font-size="12pt" officeooo:rsid="001869ec" style:font-size-asian="12pt" style:font-size-complex="12pt"/>
    </style:style>
    <style:style style:name="T23" style:family="text">
      <style:text-properties officeooo:rsid="001eb13d"/>
    </style:style>
    <style:style style:name="T24" style:family="text">
      <style:text-properties officeooo:rsid="002543c9"/>
    </style:style>
    <style:style style:name="T25" style:family="text">
      <style:text-properties officeooo:rsid="00259f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Juan Carlos Ramos Moll</text:p>
      <text:p text:style-name="P16"/>
      <text:p text:style-name="P16">Exercicis Unitat 1</text:p>
      <text:p text:style-name="P16"/>
      <text:p text:style-name="P2"><text:span text:style-name="T6">1-</text:span>Analitza les pàgines web de les següents empreses desenvolupadores de gestió empresarial, tractant d’identificar els mòduls d’ERP que ofereixen, el tipus d’empresa al que es dirigeixen i l’entorn tecnològic (requisits de les màquines on es van a instal·lar els diferents ERP) que proposen:</text:p>
      <text:p text:style-name="P2"/>
      <text:p text:style-name="P1"><text:span text:style-name="T2">a. </text:span><text:a xlink:type="simple" xlink:href="http://www.sap.com/" text:style-name="Internet_20_link" text:visited-style-name="Visited_20_Internet_20_Link"><text:span text:style-name="T2">www.sap.com</text:span></text:a></text:p>
      <text:p text:style-name="P1"><text:span text:style-name="T2">b. </text:span><text:a xlink:type="simple" xlink:href="http://www.odoo.com/" text:style-name="Internet_20_link" text:visited-style-name="Visited_20_Internet_20_Link"><text:span text:style-name="T2">www.odoo.com</text:span></text:a></text:p>
      <text:p text:style-name="P1"><text:span text:style-name="T2">c. </text:span><text:a xlink:type="simple" xlink:href="https://dynamics.microsoft.com/es-es/" text:style-name="Internet_20_link" text:visited-style-name="Visited_20_Internet_20_Link"><text:span text:style-name="T2">https://dynamics.microsoft.com/es-es/</text:span></text:a></text:p>
      <text:p text:style-name="P2"/>
      <text:p text:style-name="P2">sap:</text:p>
      <text:p text:style-name="P2"/>
      <text:p text:style-name="P3"><text:span text:style-name="T25">O</text:span>fer<text:span text:style-name="T1">eix el mòduls de finances, cadena de subministres digitals, investigació i desenvolupament, proveïment i compres, vendes, industries, abast del producte.</text:span></text:p>
      <text:p text:style-name="P4">El tipus de <text:span text:style-name="T3">industries</text:span> son les següents:</text:p>
      <text:p text:style-name="P4">- Energia i recursos naturals</text:p>
      <text:p text:style-name="P4">- Serveis financers</text:p>
      <text:p text:style-name="P4">- Industries de productes de consum</text:p>
      <text:p text:style-name="P4">- Industries discretes</text:p>
      <text:p text:style-name="P4">- <text:span text:style-name="T3">Industria de serveis</text:span></text:p>
      <text:p text:style-name="P4">- <text:span text:style-name="T3">Serveis públics</text:span></text:p>
      <text:p text:style-name="P8">Els requisits mínims del maquinari son:</text:p>
      <text:p text:style-name="P8">CPU: Intel core 2 Duo 2 GHz o AMD equivalent.</text:p>
      <text:p text:style-name="P8">RAM: 8 GB.</text:p>
      <text:p text:style-name="P8">Espai lliure: 1,2 GB.</text:p>
      <text:p text:style-name="P8">SO: 64 bits.</text:p>
      <text:p text:style-name="P4"/>
      <text:p text:style-name="P5">odoo: </text:p>
      <text:p text:style-name="P5"/>
      <text:p text:style-name="P5">Ofereix els <text:span text:style-name="T4">mòduls de aplicacions en llocs web, aplicacions de vendes, aplicacions financeres, aplicacions d’operacions, aplicacions de fabricació, aplicacions de recursos humans, aplicacions de comunicació i aplicacions de marketing.</text:span></text:p>
      <text:p text:style-name="P5"/>
      <text:p text:style-name="P6">El tipus de industries son els següents:</text:p>
      <text:p text:style-name="P6">- Empreses d’energia i recursos naturals</text:p>
      <text:p text:style-name="P6">- Industries de productes de consum</text:p>
      <text:p text:style-name="P7">- <text:span text:style-name="T5">Industria automobilística</text:span></text:p>
      <text:p text:style-name="P8">- Industria de l’alimentació</text:p>
      <text:p text:style-name="P8">- Turisme</text:p>
      <text:p text:style-name="P7"/>
      <text:p text:style-name="P8"><text:s/>Els requisits mínims de odoo son:</text:p>
      <text:p text:style-name="P8">CPU: 4 nuclis a 2 GHz.</text:p>
      <text:p text:style-name="P8">RAM: 4 GB(mínim) 8 GB(recomanat).</text:p>
      <text:p text:style-name="P8">Espai lliure: 250 GB.</text:p>
      <text:p text:style-name="P8"/>
      <text:p text:style-name="P9"/>
      <text:p text:style-name="P9"/>
      <text:p text:style-name="P9"/>
      <text:p text:style-name="P9"/>
      <text:p text:style-name="P9"><text:soft-page-break/></text:p>
      <text:p text:style-name="P9">Dynamics Microsft: Ofereix els mòduls de sales, customer servicie, field service, talent, supply chain management, retail, commerce, project dervice automation, marketing, IS, mixed reality i business central.</text:p>
      <text:p text:style-name="P9"/>
      <text:p text:style-name="P9">Els tipus <text:span text:style-name="T6">d'indústries</text:span> son els següents:</text:p>
      <text:p text:style-name="P10">- <text:span text:style-name="T6">Industria farmacèutica</text:span></text:p>
      <text:p text:style-name="P11">- Industria de la construcció</text:p>
      <text:p text:style-name="P11">- Industria de serveis</text:p>
      <text:p text:style-name="P10">- <text:span text:style-name="T6">Industria audiovisual</text:span></text:p>
      <text:p text:style-name="P10"/>
      <text:p text:style-name="P11">Els requisits mínims son:</text:p>
      <text:p text:style-name="P11"><text:span text:style-name="Strong_20_Emphasis"><text:span text:style-name="T7">Windows:</text:span></text:span> 1 GB de RAM y Windows 10 Home, Pro, Enterprise o Education (ediciones de 32 y 64 bits).<text:line-break/><text:span text:style-name="Strong_20_Emphasis"><text:span text:style-name="T7">iOS</text:span></text:span>: Business Central para iPad i iPhone requiere iOS 10.0 o posterior.<text:line-break/><text:span text:style-name="Strong_20_Emphasis"><text:span text:style-name="T7">Android</text:span></text:span>: 1 GB de memòria RAM i Android 6.0 o posterior.</text:p>
      <text:p text:style-name="P11"/>
      <text:p text:style-name="P17"><text:span text:style-name="T9">2-</text:span><text:span text:style-name="T18">A què ens estem referint quan afirmem que un ERP és parametritzable? Quin tipus de parametrització sol incloure un ERP?</text:span></text:p>
      <text:p text:style-name="P17"><text:span text:style-name="T18"/></text:p>
      <text:p text:style-name="P41">Un ERP es divideix per mòduls independents per adaptar-se a les necessitats de una empresa en concret, per això diguem que es parametritzable. </text:p>
      <text:p text:style-name="P41"/>
      <text:p text:style-name="P12">Els tipus de parametrització mes comuns son:</text:p>
      <text:p text:style-name="P12">- Finances</text:p>
      <text:p text:style-name="P12">- Producció</text:p>
      <text:p text:style-name="P12">- Compres</text:p>
      <text:p text:style-name="P12">- Vendes</text:p>
      <text:p text:style-name="P12">- Recursos humans</text:p>
      <text:p text:style-name="P12"/>
      <text:p text:style-name="P18"><text:span text:style-name="T10">3-</text:span><text:span text:style-name="T18">Si volgueres descriure de forma exhaustiva un producte per a registrar-lo en la base de dades d’un ERP necessitaries utilitzar una sèrie de camps. Identifica els camps que consideres necessaris per a </text:span><text:span text:style-name="T19">descriure els</text:span><text:span text:style-name="T18"> següents productes.</text:span></text:p>
      <text:p text:style-name="P42"/>
      <text:p text:style-name="P43">a. Un cargol: ID, Tipus, Material de fabricació, Dimensions, Quantitat, Preu.</text:p>
      <text:p text:style-name="P19"><text:span text:style-name="T18">b. Un ordinador portàtil: ID, Marca, Model, Tipus, Grandària de pantalla, Dimensions, </text:span><text:span text:style-name="T20">SO, </text:span><text:span text:style-name="T18"><text:s/>CPU, RAM, ROM, Preu.</text:span></text:p>
      <text:p text:style-name="P19"><text:span text:style-name="T18">c. Una bossa de qualsevol producte precuinat congelat: ID, Marca, </text:span><text:span text:style-name="T20">Nom, Data Elaboració, Data Congelat, Data caducitat, Origen, Preu.</text:span></text:p>
      <text:p text:style-name="P44">d. Un rellotge: ID, Marca, Model, Tipus, Submergible?, Dimensions, Color, Preu.</text:p>
      <text:p text:style-name="P44">e. Una camisa: ID, Marca, Model, Talla, Color, Tipus de tela, Origen, Preu.</text:p>
      <text:p text:style-name="P44"/>
      <text:p text:style-name="P21"><text:span text:style-name="T20">4-</text:span><text:span text:style-name="T18">Identifica els mòduls d’un ERP que consideres que requeririen les següents empreses:</text:span></text:p>
      <text:p text:style-name="P44"/>
      <text:p text:style-name="P20"><text:span text:style-name="T18">a. Un fabricant de components per a la industria de l’automòbil: finances, compres, vendes, </text:span><text:span text:style-name="T21">logística, fabricació,</text:span><text:span text:style-name="T18"> </text:span><text:span text:style-name="T21">magatzem</text:span><text:span text:style-name="T18"> </text:span><text:span text:style-name="T21">i recursos humans.</text:span></text:p>
      <text:p text:style-name="P45">b. Una cadena de botigues de roba: Finances, compres, ventes, logística, magatzem i recursos humans.</text:p>
      <text:p text:style-name="P45">c. Una empresa dedicada a l’assessoria fiscal: Finances, recursos humans.</text:p>
      <text:p text:style-name="P45"/>
      <text:p text:style-name="P45"/>
      <text:p text:style-name="P45"/>
      <text:p text:style-name="P45"><text:soft-page-break/></text:p>
      <text:p text:style-name="P45"/>
      <text:p text:style-name="P45"/>
      <text:p text:style-name="P45"/>
      <text:p text:style-name="P45"/>
      <text:p text:style-name="P23"><text:span text:style-name="T21">5-</text:span><text:span text:style-name="T18">Quins avantatges i inconvenients consideres que ofereix el model SAAS (Software As A Service) orientat a la implantació d’un ERP? A quin tipus d’empresa creus que li encaixaria millor aquest model, a una xicoteta, una mitjana o una gran?</text:span></text:p>
      <text:p text:style-name="P45"/>
      <text:p text:style-name="P45">Els avantatges son els següents: </text:p>
      <text:p text:style-name="P45">- Ràpida posada en funcionament</text:p>
      <text:p text:style-name="P45">- Manteniment per part del proveïdor</text:p>
      <text:p text:style-name="P45">- Fàcil integració de nous treballadors</text:p>
      <text:p text:style-name="P45">- Mobilitat</text:p>
      <text:p text:style-name="P22"><text:span text:style-name="T18">- </text:span><text:span text:style-name="T22">Actualitzacions automàtiques</text:span></text:p>
      <text:p text:style-name="P46">- Orientació al usuari: No es paga una tarifa fixa</text:p>
      <text:p text:style-name="P46"/>
      <text:p text:style-name="P47">Els inconvenients son els següents:</text:p>
      <text:p text:style-name="P47">- Cessió de dades</text:p>
      <text:p text:style-name="P47">- Perills derivats de la rescissió dels serveis</text:p>
      <text:p text:style-name="P47">- Es requereix una connexió a internet segura i constant</text:p>
      <text:p text:style-name="P47">- El software no es pot utilitzar durant els temps de inactivitat</text:p>
      <text:p text:style-name="P47">- Es requereix compatibilitat amb SOs i navegadors</text:p>
      <text:p text:style-name="P47">- Posada en funcionament de software inacabat</text:p>
      <text:p text:style-name="P47"/>
      <text:p text:style-name="P48">Per tant estan dirigits a xicotetes empreses ja que per a una gran empresa li eixiria mes rentable comprar el producte.</text:p>
      <text:p text:style-name="P48"/>
      <text:p text:style-name="P24"><text:span text:style-name="T22">6- </text:span><text:span text:style-name="T18">Quin seria el responsable d’establir les opcions a les que han de tindre accés els usuaris i en quin moment han de definir-se aquests nivells d’accés?</text:span></text:p>
      <text:p text:style-name="P47"/>
      <text:p text:style-name="P13">El responsable d’establir les opcions d'accés es el administrador del sistema i deuria definir-se a l’hora de seleccionar els mòduls necessaris.</text:p>
      <text:p text:style-name="P13"/>
      <text:p text:style-name="P25"><text:span text:style-name="T11">7-</text:span><text:span text:style-name="T18">Accedeix a la web dels següents productes:</text:span></text:p>
      <text:p text:style-name="P49"/>
      <text:p text:style-name="P49">a. Sugar CRM</text:p>
      <text:p text:style-name="P49">b. vTiger</text:p>
      <text:p text:style-name="P49">c. Microsoft Dynamics CRM</text:p>
      <text:p text:style-name="P25"><text:span text:style-name="T18"/></text:p>
      <text:p text:style-name="P25"><text:span text:style-name="T18">analitza la següent informació:</text:span><text:span text:style-name="T11"> <text:s/></text:span></text:p>
      <text:p text:style-name="P25"><text:span text:style-name="T11"/></text:p>
      <text:p text:style-name="P25"><text:span text:style-name="T11">- </text:span><text:span text:style-name="T12">Funcionalitat oferida del productes</text:span></text:p>
      <text:p text:style-name="P25"><text:span text:style-name="T12">Sugar CRM: </text:span><text:span text:style-name="T13">Obtindre informació, creació de perfils que permeten un major coneixement de les preferències dels clients, millorar la fiabilitat del producte i la comunicació del client, <text:s text:c="3"/>augmentar fidelitat i satisfacció del client.</text:span></text:p>
      <text:p text:style-name="P31">vTiger: Gestió de tasques i activitats, integracions, contactes i administració de comptes, gestió de cotitzacions i comandes, maneig de prospectes, gestió de cassos, portal de suport al client, base de coneixements, informes, dashboards, usuari i gestió d'accés, personalització.</text:p>
      <text:p text:style-name="P26"><text:span text:style-name="T8">Microsoft Dynamics CRM: </text:span><text:span text:style-name="T14">Visió de client 360º, omnicanal, integració amb outlook, gestor de reunions, cridar amb un clic, correu electrònic amb un clic, crear llistes de marketing, </text:span><text:soft-page-break/><text:span text:style-name="T14">exportar a excel, flux de procés empresarial, dades de client en qualsevol dispositiu, col·laboració de documents, integració amb office 365, compromís social.</text:span></text:p>
      <text:p text:style-name="P32"/>
      <text:p text:style-name="P25"><text:span text:style-name="T12">- Version</text:span><text:span text:style-name="T14">s</text:span><text:span text:style-name="T12"> i diferències del productes</text:span></text:p>
      <text:p text:style-name="P27"><text:span text:style-name="T12">S</text:span><text:span text:style-name="T8">ugar CRM: Sugar comunity edition(open Source), Sugar Professional, Sugar Enterprise, Sugar Ultimate.</text:span></text:p>
      <text:p text:style-name="P27"><text:span text:style-name="T8">vTiger: <text:s/></text:span><text:span text:style-name="T15">Hi ha dues versions una open Source i una de pagament.</text:span></text:p>
      <text:p text:style-name="P14">Microsoft Dynamics CRM: Worckgroup edition, Professional edition, Enterprise edition, Service provider edition.</text:p>
      <text:p text:style-name="P14"/>
      <text:p text:style-name="P14">Les diferencies entre version son de accés a mes funcionalitats o menys.</text:p>
      <text:p text:style-name="P33"/>
      <text:p text:style-name="P32">- Tipologia d’empresa a la que es dirigeix el producte</text:p>
      <text:p text:style-name="P28"><text:span text:style-name="T12">S</text:span><text:span text:style-name="T8">ugar CRM: Va dirigit a la xicoteta </text:span><text:span text:style-name="T17">i mitjana</text:span><text:span text:style-name="T8"> </text:span><text:span text:style-name="T16">empresa</text:span><text:span text:style-name="T8">.</text:span></text:p>
      <text:p text:style-name="P28"><text:span text:style-name="T8">vTiger: Va dirigit a l</text:span><text:span text:style-name="T17">a xicoteta empresa</text:span><text:span text:style-name="T8">.</text:span></text:p>
      <text:p text:style-name="P28"><text:span text:style-name="T8">Microsoft Dynamics CRM: Va dirigit a </text:span><text:span text:style-name="T17">la mitjana i gran empresa</text:span><text:span text:style-name="T8">.</text:span></text:p>
      <text:p text:style-name="P32"/>
      <text:p text:style-name="P32">- Preu</text:p>
      <text:p text:style-name="P14">Sugar CRM: <text:span text:style-name="T23">La comunity edition es gratuïta, la professional edition costa 360 $ per usuari al any, la Enterprise edition costa 720 $ per usuari al any, la Ultimate costa 1200 $ per usuari al any.</text:span></text:p>
      <text:p text:style-name="P15">vTiger: La versió Open Source es gratuïta, la de pagament costa 120 $ per usuari al any.</text:p>
      <text:p text:style-name="P15">Microsoft Dynamics CRM: El customer engagement plan costa 97 Eu per usuari al mes, el indefied operations plan costa 160,20 Eu per usuari al mes, Dynamics 365 plan costa 177,10 Eu per usuari al mes.</text:p>
      <text:p text:style-name="P15"/>
      <text:p text:style-name="P15">8-Tracta d’identificar les dades que podria registrar un comercial en una part de visita a</text:p>
      <text:p text:style-name="P15">un client i la informació que podria generar-se a partir d’aquestes dades.</text:p>
      <text:p text:style-name="P15"/>
      <text:p text:style-name="P36">Es podria registrar: <text:span text:style-name="T24">DNI, n</text:span>om i cognoms, <text:span text:style-name="T24">data de naixement</text:span>, sexe, <text:span text:style-name="T24">adreça, ocupació, nivell d’estudis, hobbies.</text:span></text:p>
      <text:p text:style-name="P36"/>
      <text:p text:style-name="P37">Amb aquestes dades podem obtindre informació amb la qual oferir els productes de la nostra empresa mes adequats per al al client, també podrem felicitar-lo per al seu aniversari obtenint una imatge d’empresa amigable i que es preocupa pels seus clients.</text:p>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09:14:13.263149686</meta:creation-date>
    <dc:date>2019-09-24T20:00:23.809666942</dc:date>
    <meta:editing-duration>PT1H21M51S</meta:editing-duration>
    <meta:editing-cycles>9</meta:editing-cycles>
    <meta:generator>LibreOffice/6.0.7.3$Linux_X86_64 LibreOffice_project/00m0$Build-3</meta:generator>
    <meta:document-statistic meta:table-count="0" meta:image-count="0" meta:object-count="0" meta:page-count="4" meta:paragraph-count="102" meta:word-count="1142" meta:character-count="7292" meta:non-whitespace-character-count="6241"/>
  </office:meta>
</office:document-meta>
</file>